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aac6"/>
    </style:style>
    <style:style style:name="P2" style:family="paragraph" style:parent-style-name="Standard">
      <style:text-properties style:font-name="Liberation Serif" fo:font-size="12pt" fo:font-weight="bold" officeooo:paragraph-rsid="0014aac6" style:font-name-asian="Noto Sans CJK SC Regular" style:font-size-asian="12pt" style:font-weight-asian="bold" style:font-name-complex="Lohit Devanagari" style:font-size-complex="12pt" style:font-weight-complex="bold"/>
    </style:style>
    <style:style style:name="P3" style:family="paragraph" style:parent-style-name="Text_20_body">
      <style:text-properties officeooo:paragraph-rsid="0014aac6"/>
    </style:style>
    <style:style style:name="P4" style:family="paragraph" style:parent-style-name="Text_20_body">
      <style:text-properties officeooo:rsid="0014aac6" officeooo:paragraph-rsid="0014aac6"/>
    </style:style>
    <style:style style:name="P5" style:family="paragraph" style:parent-style-name="Heading_20_1">
      <style:text-properties style:font-name="Liberation Serif" fo:font-size="12pt" fo:font-weight="bold" officeooo:paragraph-rsid="0014aac6" style:font-name-asian="Noto Sans CJK SC Regular" style:font-size-asian="12pt" style:font-weight-asian="bold" style:font-name-complex="Lohit Devanagari" style:font-size-complex="12pt" style:font-weight-complex="bold"/>
    </style:style>
    <style:style style:name="P6" style:family="paragraph" style:parent-style-name="Heading_20_1">
      <style:text-properties style:font-name="Liberation Serif" fo:font-size="12pt" fo:font-weight="bold" officeooo:rsid="0014aac6" officeooo:paragraph-rsid="0014aac6" style:font-name-asian="Noto Sans CJK SC Regular" style:font-size-asian="12pt" style:font-weight-asian="bold" style:font-name-complex="Lohit Devanagari" style:font-size-complex="12pt" style:font-weight-complex="bold"/>
    </style:style>
    <style:style style:name="P7" style:family="paragraph" style:parent-style-name="Heading_20_4">
      <style:text-properties officeooo:paragraph-rsid="0014aa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4"/>
      <text:h text:style-name="P6" text:outline-level="1">Jenkins Beginner Tutorial</text:h>
      <text:p text:style-name="P4"/>
      <text:p text:style-name="P3">https://www.youtube.com/watch?v=89yWXXIOisk&amp;index=1&amp;list=PLhW3qG5bs-L_ZCOA4zNPSoGbnVQ-rp_dG</text:p>
      <text:h text:style-name="P5" text:outline-level="1">Jenkins Beginner Tutorial 1 - Introduction and Getting Started</text:h>
      <text:h text:style-name="P7" text:outline-level="4">Jenkins Beginner Tutorial 2 - How to setup Jenkins on Tomcat </text:h>
      <text:h text:style-name="P7" text:outline-level="4">Jenkins Beginner Tutorial 3 - How to change Home Directory </text:h>
      <text:h text:style-name="P7" text:outline-level="4">Jenkins Beginner Tutorial 4 - How to use CLI (command line interface) </text:h>
      <text:h text:style-name="P7" text:outline-level="4">Jenkins Beginner Tutorial 5 - How to create Users + Manage + Assign Roles </text:h>
      <text:section text:style-name="Sect1" text:name="items">
        <text:section text:style-name="Sect1" text:name="content">
          <text:section text:style-name="Sect1" text:name="container">
            <text:section text:style-name="Sect1" text:name="meta">
              <text:h text:style-name="P7" text:outline-level="4">Jenkins Beginner Tutorial 6 - Basic Configurations </text:h>
            </text:section>
          </text:section>
        </text:section>
        <text:section text:style-name="Sect1" text:name="Section37">
          <text:section text:style-name="Sect1" text:name="Section38">
            <text:section text:style-name="Sect1" text:name="Section43">
              <text:h text:style-name="Heading_20_4" text:outline-level="4"><text:bookmark text:name="video-title5"/><text:bookmark text:name="meta4"/>Jenkins Beginner Tutorial 7 - Getting started with JOBS </text:h>
              <text:h text:style-name="P7" text:outline-level="4">Jenkins Beginner Tutorial 8 - Jenkins integration with GIT (SCM) </text:h>
            </text:section>
          </text:section>
        </text:section>
        <text:section text:style-name="Sect1" text:name="Section46">
          <text:section text:style-name="Sect1" text:name="Section47">
            <text:section text:style-name="Sect1" text:name="Section52">
              <text:h text:style-name="Heading_20_4" text:outline-level="4"><text:bookmark text:name="video-title6"/><text:bookmark text:name="meta5"/>Jenkins Beginner Tutorial 9 - How to use CATLIGHT (Jenkins Build Monitor) </text:h>
            </text:section>
          </text:section>
        </text:section>
        <text:section text:style-name="Sect1" text:name="Section55">
          <text:section text:style-name="Sect1" text:name="Section56">
            <text:section text:style-name="Sect1" text:name="Section61">
              <text:h text:style-name="Heading_20_4" text:outline-level="4"><text:bookmark text:name="video-title7"/><text:bookmark text:name="meta6"/>Jenkins Beginner Tutorial 10 - What is Automated Deployment (Step by Step) </text:h>
            </text:section>
          </text:section>
        </text:section>
        <text:section text:style-name="Sect1" text:name="Section64">
          <text:section text:style-name="Sect1" text:name="Section65">
            <text:section text:style-name="Sect1" text:name="Section70">
              <text:h text:style-name="Heading_20_4" text:outline-level="4"><text:bookmark text:name="video-title8"/><text:bookmark text:name="meta7"/>Jenkins Beginner Tutorial 11 - How to do Automated Deployment (Step by Step) </text:h>
            </text:section>
          </text:section>
        </text:section>
        <text:section text:style-name="Sect1" text:name="Section73">
          <text:section text:style-name="Sect1" text:name="Section74">
            <text:section text:style-name="Sect1" text:name="Section79">
              <text:h text:style-name="Heading_20_4" text:outline-level="4"><text:bookmark text:name="video-title9"/><text:bookmark text:name="meta8"/>Jenkins Beginner Tutorial 12 - Notifications - How to send Email from Jenkins </text:h>
            </text:section>
          </text:section>
        </text:section>
        <text:section text:style-name="Sect1" text:name="Section91">
          <text:section text:style-name="Sect1" text:name="Section92">
            <text:section text:style-name="Sect1" text:name="Section97">
              <text:h text:style-name="Heading_20_4" text:outline-level="4"><text:bookmark text:name="video-title11"/><text:bookmark text:name="meta10"/>Jenkins Beginner Tutorial 13 - What is Pipeline in Jenkins (DevOps) </text:h>
              <text:section text:style-name="Sect1" text:name="Section98">
                <text:p text:style-name="P2">Jenkins Beginner Tutorial 14 - How to setup DELIVERY PIPELINE in Jenkins (Step by Step) </text:p>
                <text:section text:style-name="Sect1" text:name="Section1">
                  <text:section text:style-name="Sect1" text:name="Section2">
                    <text:section text:style-name="Sect1" text:name="Section7">
                      <text:h text:style-name="P7" text:outline-level="4"><text:bookmark text:name="meta"/><text:bookmark text:name="video-title1"/>Jenkins Beginner Tutorial 15 - How to setup BUILD PIPELINE in Jenkins (Step by Step) </text:h>
                    </text:section>
                  </text:section>
                </text:section>
                <text:section text:style-name="Sect1" text:name="Section10">
                  <text:section text:style-name="Sect1" text:name="Section11">
                    <text:section text:style-name="Sect1" text:name="Section16">
                      <text:h text:style-name="P7" text:outline-level="4"><text:bookmark text:name="meta1"/><text:bookmark text:name="video-title2"/>Jenkins Beginner Tutorial 16 - What is BLUE OCEAN (How to get started) </text:h>
                    </text:section>
                  </text:section>
                </text:section>
                <text:section text:style-name="Sect1" text:name="Section19">
                  <text:section text:style-name="Sect1" text:name="Section20">
                    <text:p text:style-name="P1"><text:bookmark text:name="container2"/><text:bookmark text:name="index3"/>17 <text:bookmark text:name="meta2"/><text:bookmark text:name="video-title3"/><text:s/>Jenkins How to Trigger Job with Email | Poll Mailbox Trigger Plugin </text:p>
                  </text:section>
                </text:section>
                <text:p text:style-name="P1"><text:bookmark text:name="index4"/><text:bookmark text:name="container3"/>18 <text:bookmark text:name="video-title4"/><text:bookmark text:name="meta3"/><text:s/>Jenkins How to create Build Monitor View 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4:34:05.434652633</meta:creation-date>
    <dc:date>2018-11-04T14:51:36.007751237</dc:date>
    <meta:editing-duration>PT6M5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11" meta:character-count="1347" meta:non-whitespace-character-count="1137"/>
  </office:meta>
</office:document-meta>
</file>